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Explanation.Complex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Explanation.ComplexExplanation( boolean match , float valu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xExplanation.setMatch( Boolean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lexExplanation.getSumma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lexExplanation.i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xExplanation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